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1000" calcext:value-type="float">
            <text:p>1,921,00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1638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Cheap GPU</text:p>
          </table:table-cell>
          <table:table-cell table:style-name="ce287"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600000" calcext:value-type="float">
            <text:p>6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9301000" calcext:value-type="float">
            <text:p>9,30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6831000" calcext:value-type="float">
            <text:p>6,83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20797000" calcext:value-type="float">
            <text:p>20,79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4665000" calcext:value-type="float">
            <text:p>4,66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4T00:23:51.999660131</dc:date>
    <meta:editing-duration>P24DT23H18M26S</meta:editing-duration>
    <meta:editing-cycles>1055</meta:editing-cycles>
    <meta:generator>LibreOffice/25.2.3.2$Linux_X86_64 LibreOffice_project/bbb074479178df812d175f709636b368952c2ce3</meta:generator>
    <meta:document-statistic meta:table-count="18" meta:cell-count="1353" meta:object-count="0"/>
  </office:meta>
</office:document-meta>
</file>